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How do you implement multiple inheritance in java?</text:p>
      <text:p text:style-name="P1">2. <text:s/>How do you restrict a member of a class from inheriting to it’s sub classes.?</text:p>
      <text:p text:style-name="P1">3. Are constructors and initializers also inherited to sub classes.?</text:p>
      <text:p text:style-name="P1">4. Are static members inherited to sub classes?</text:p>
      <text:p text:style-name="P1">5. Can we use a field or a method declared without access modifiers outside the package.?</text:p>
      <text:p text:style-name="P3">6. Can a top level class be private or protected?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2-23T19:32:35.791000000</dc:date>
    <dc:creator>Ankita Khot</dc:creator>
    <meta:editing-duration>PT3S</meta:editing-duration>
    <meta:editing-cycles>1</meta:editing-cycles>
    <meta:document-statistic meta:table-count="0" meta:image-count="0" meta:object-count="0" meta:page-count="1" meta:paragraph-count="6" meta:word-count="69" meta:character-count="388" meta:non-whitespace-character-count="323"/>
  </office:meta>
</office:document-meta>
</file>